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2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7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2" style:family="table">
      <style:table-properties style:width="15.81cm" fo:margin-left="1.219cm" table:align="left" style:writing-mode="lr-tb"/>
    </style:style>
    <style:style style:name="Таблица2.A" style:family="table-column">
      <style:table-column-properties style:column-width="7.805cm"/>
    </style:style>
    <style:style style:name="Таблица2.B" style:family="table-column">
      <style:table-column-properties style:column-width="8.005cm"/>
    </style:style>
    <style:style style:name="Таблица2.A1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  <style:text-properties style:font-name="Times New Roman" fo:font-size="14pt" style:font-size-asian="14pt" style:font-size-complex="14pt"/>
    </style:style>
    <style:style style:name="P3" style:family="paragraph" style:parent-style-name="Heading_20_2">
      <style:paragraph-properties fo:line-height="150%" fo:break-before="page"/>
      <style:text-properties style:font-name="Times New Roman" fo:font-size="14pt" style:font-size-asian="14pt" style:font-size-complex="14pt"/>
    </style:style>
    <style:style style:name="P4" style:family="paragraph" style:parent-style-name="Standard_20__28_user_29_">
      <style:paragraph-properties fo:text-align="center" style:justify-single-word="false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5" style:family="paragraph" style:parent-style-name="Standard_20__28_user_29_">
      <style:text-properties style:font-name="Times New Roman" fo:font-size="14pt" style:font-size-asian="14pt" style:font-size-complex="14pt"/>
    </style:style>
    <style:style style:name="P6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Standard_20__28_user_29_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1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2c5e"/>
    </style:style>
    <style:style style:name="P1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a0caf"/>
    </style:style>
    <style:style style:name="P1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122c5e" style:font-size-asian="14pt" style:language-asian="ru" style:country-asian="RU" style:font-weight-asian="bold" style:font-size-complex="14pt" style:language-complex="ar" style:country-complex="SA"/>
    </style:style>
    <style:style style:name="P15" style:family="paragraph" style:parent-style-name="Text_20_body_20__28_user_29_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6" style:family="paragraph" style:parent-style-name="Text_20_body_20__28_user_29_">
      <style:paragraph-properties fo:line-height="150%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_20__28_user_29_">
      <style:text-properties officeooo:paragraph-rsid="00234055"/>
    </style:style>
    <style:style style:name="P18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P19" style:family="paragraph" style:parent-style-name="Table_20_Contents">
      <style:text-properties officeooo:rsid="002716f2" officeooo:paragraph-rsid="002716f2"/>
    </style:style>
    <style:style style:name="P20" style:family="paragraph" style:parent-style-name="Table_20_Contents">
      <style:text-properties officeooo:paragraph-rsid="002716f2"/>
    </style:style>
    <style:style style:name="P21" style:family="paragraph" style:parent-style-name="Table_20_Contents">
      <style:text-properties style:use-window-font-color="true" style:font-name="Times New Roman2" fo:font-size="14pt" fo:language="ru" fo:country="RU" officeooo:rsid="002716f2" officeooo:paragraph-rsid="002716f2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P22" style:family="paragraph" style:parent-style-name="Text_20_body_20__28_user_29_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Text_20_body_20__28_user_29_">
      <style:text-properties style:font-name="Times New Roman" fo:font-size="14pt" style:font-size-asian="14pt" style:font-size-complex="14pt"/>
    </style:style>
    <style:style style:name="P24" style:family="paragraph" style:parent-style-name="Text_20_body_20__28_user_29_">
      <style:paragraph-properties fo:line-height="150%"/>
      <style:text-properties style:font-name="Times New Roman" fo:font-size="14pt" style:font-size-asian="14pt" style:font-size-complex="14pt"/>
    </style:style>
    <style:style style:name="P25" style:family="paragraph" style:parent-style-name="Text_20_body_20__28_user_29_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6" style:family="paragraph" style:parent-style-name="Text_20_body_20__28_user_29_">
      <style:text-properties style:font-name="Times New Roman" fo:font-size="14pt" fo:language="en" fo:country="US" fo:font-weight="normal" officeooo:paragraph-rsid="00234055" style:font-size-asian="14pt" style:font-weight-asian="normal" style:font-size-complex="14pt" style:font-weight-complex="normal"/>
    </style:style>
    <style:style style:name="P27" style:family="paragraph" style:parent-style-name="Text_20_body_20__28_user_29_">
      <style:text-properties style:font-name="Times New Roman" fo:font-size="14pt" fo:language="en" fo:country="US" fo:font-weight="normal" officeooo:paragraph-rsid="002716f2" style:font-size-asian="14pt" style:font-weight-asian="normal" style:font-size-complex="14pt" style:font-weight-complex="normal"/>
    </style:style>
    <style:style style:name="P28" style:family="paragraph" style:parent-style-name="Text_20_body_20__28_user_29_">
      <style:paragraph-properties fo:line-height="150%"/>
      <style:text-properties officeooo:paragraph-rsid="001a0caf"/>
    </style:style>
    <style:style style:name="P29" style:family="paragraph" style:parent-style-name="Text_20_body_20__28_user_29_">
      <style:paragraph-properties fo:line-height="150%"/>
      <style:text-properties officeooo:paragraph-rsid="0025678a"/>
    </style:style>
    <style:style style:name="P30" style:family="paragraph" style:parent-style-name="Text_20_body_20__28_user_29_" style:list-style-name="L4">
      <style:paragraph-properties fo:line-height="150%"/>
      <style:text-properties officeooo:paragraph-rsid="0025678a"/>
    </style:style>
    <style:style style:name="P31" style:family="paragraph" style:parent-style-name="Text_20_body_20__28_user_29_" style:list-style-name="L4">
      <style:paragraph-properties fo:line-height="150%"/>
      <style:text-properties officeooo:paragraph-rsid="002b1e9d"/>
    </style:style>
    <style:style style:name="P32" style:family="paragraph" style:parent-style-name="Text_20_body_20__28_user_29_">
      <style:text-properties style:use-window-font-color="true" style:font-name="Times New Roman" fo:font-size="14pt" fo:language="en" fo:country="US" fo:font-weight="normal" officeooo:rsid="00216767" style:letter-kerning="true" style:font-name-asian="Times New Roman3" style:font-size-asian="14pt" style:language-asian="zh" style:country-asian="CN" style:font-weight-asian="normal" style:font-name-complex="Times New Roman3" style:font-size-complex="14pt" style:language-complex="hi" style:country-complex="IN" style:font-weight-complex="normal"/>
    </style:style>
    <style:style style:name="P33" style:family="paragraph" style:parent-style-name="Text_20_body_20__28_user_29_">
      <style:text-properties officeooo:paragraph-rsid="0025678a"/>
    </style:style>
    <style:style style:name="P34" style:family="paragraph" style:parent-style-name="Text_20_body_20__28_user_29_">
      <style:paragraph-properties fo:margin-left="1.251cm" fo:margin-right="0cm" fo:line-height="150%" fo:text-indent="0cm" style:auto-text-indent="false"/>
      <style:text-properties officeooo:paragraph-rsid="0025678a"/>
    </style:style>
    <style:style style:name="P35" style:family="paragraph" style:parent-style-name="Text_20_body_20__28_user_29_">
      <style:paragraph-properties fo:margin-left="0cm" fo:margin-right="0cm" fo:line-height="150%" fo:text-indent="0cm" style:auto-text-indent="false"/>
      <style:text-properties officeooo:paragraph-rsid="0025678a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a0caf"/>
    </style:style>
    <style:style style:name="T1" style:family="text">
      <style:text-properties fo:text-transform="uppercase" style:font-name="Times New Roman" fo:font-size="14pt" style:font-size-asian="14pt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font-name="Times New Roman" fo:font-size="14pt" style:font-size-asian="14pt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style:use-window-font-color="true" fo:language="ru" fo:country="RU" officeooo:rsid="00122c5e" style:letter-kerning="true" style:font-name-asian="Times New Roman3" style:language-asian="zh" style:country-asian="CN" style:font-name-complex="Times New Roman3" style:language-complex="hi" style:country-complex="IN"/>
    </style:style>
    <style:style style:name="T6" style:family="text">
      <style:text-properties style:use-window-font-color="true" fo:language="ru" fo:country="RU" fo:font-weight="normal" officeooo:rsid="001a0caf" style:letter-kerning="true" style:font-name-asian="Times New Roman3" style:language-asian="ru" style:country-asian="RU" style:font-weight-asian="normal" style:font-name-complex="Times New Roman3" style:language-complex="ar" style:country-complex="SA" style:font-weight-complex="normal"/>
    </style:style>
    <style:style style:name="T7" style:family="text">
      <style:text-properties style:use-window-font-color="true" fo:language="ru" fo:country="RU" fo:font-weight="normal" officeooo:rsid="0025678a" style:letter-kerning="true" style:font-name-asian="Times New Roman3" style:language-asian="ru" style:country-asian="RU" style:font-weight-asian="normal" style:font-name-complex="Times New Roman3" style:language-complex="ar" style:country-complex="SA" style:font-weight-complex="normal"/>
    </style:style>
    <style:style style:name="T8" style:family="text">
      <style:text-properties style:use-window-font-color="true" style:font-name="Times New Roman" fo:font-size="14pt" fo:language="ru" fo:country="RU" fo:font-weight="bold" officeooo:rsid="001a0caf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9" style:family="text">
      <style:text-properties style:use-window-font-color="true" style:font-name="Times New Roman" fo:font-size="14pt" fo:language="ru" fo:country="RU" fo:font-weight="bold" officeooo:rsid="001a0caf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10" style:family="text">
      <style:text-properties style:use-window-font-color="true" style:font-name="Times New Roman" fo:font-size="14pt" fo:language="ru" fo:country="RU" fo:font-weight="bold" officeooo:rsid="002925bc" style:letter-kerning="true" style:font-name-asian="Times New Roman3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en" fo:country="US" fo:font-weight="bold" officeooo:rsid="001433a9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2" style:family="text">
      <style:text-properties style:use-window-font-color="true" style:font-name="Times New Roman" fo:font-size="14pt" fo:language="en" fo:country="US" fo:font-weight="bold" officeooo:rsid="00216767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3" style:family="text">
      <style:text-properties style:use-window-font-color="true" style:font-name="Times New Roman" fo:font-size="14pt" fo:language="en" fo:country="US" fo:font-weight="bold" officeooo:rsid="002716f2" style:letter-kerning="true" style:font-name-asian="Times New Roman3" style:font-size-asian="14pt" style:language-asian="zh" style:country-asian="CN" style:font-weight-asian="bold" style:font-name-complex="Times New Roman3" style:font-size-complex="14pt" style:language-complex="hi" style:country-complex="IN" style:font-weight-complex="bold"/>
    </style:style>
    <style:style style:name="T14" style:family="text">
      <style:text-properties style:use-window-font-color="true" style:font-name="Times New Roman2" fo:font-size="14pt" fo:language="ru" fo:country="RU" officeooo:rsid="0025678a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T15" style:family="text">
      <style:text-properties style:use-window-font-color="true" style:font-name="Times New Roman2" fo:font-size="14pt" fo:language="ru" fo:country="RU" officeooo:rsid="002716f2" style:letter-kerning="true" style:font-name-asian="Times New Roman3" style:font-size-asian="14pt" style:language-asian="zh" style:country-asian="CN" style:font-name-complex="Times New Roman3" style:font-size-complex="12pt" style:language-complex="hi" style:country-complex="IN"/>
    </style:style>
    <style:style style:name="T16" style:family="text"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/>
    </style:style>
    <style:style style:name="T17" style:family="text">
      <style:text-properties style:font-name="Times New Roman" fo:font-size="14pt" fo:font-weight="bold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T1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Times New Roman" fo:font-size="14pt" fo:font-weight="bold" officeooo:rsid="002716f2" style:font-size-asian="14pt" style:font-weight-asian="bold" style:font-size-complex="14pt" style:font-weight-complex="bold"/>
    </style:style>
    <style:style style:name="T20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1" style:family="text">
      <style:text-properties style:font-name="Times New Roman" fo:font-size="14pt" fo:language="en" fo:country="US" fo:font-weight="bold" officeooo:rsid="00184445" style:font-size-asian="14pt" style:font-weight-asian="bold" style:font-size-complex="14pt" style:font-weight-complex="bold"/>
    </style:style>
    <style:style style:name="T22" style:family="text">
      <style:text-properties style:font-name="Times New Roman" fo:font-size="14pt" fo:language="en" fo:country="US" fo:font-weight="bold" officeooo:rsid="00216767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font-weight="normal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24" style:family="text">
      <style:text-properties style:font-name="Times New Roman" fo:font-size="14pt" fo:font-weight="normal" officeooo:rsid="0025678a" style:font-size-asian="14pt" style:language-asian="ru" style:country-asian="RU" style:font-weight-asian="normal" style:font-size-complex="14pt" style:language-complex="ar" style:country-complex="SA" style:font-weight-complex="normal"/>
    </style:style>
    <style:style style:name="T25" style:family="text">
      <style:text-properties officeooo:rsid="0025678a"/>
    </style:style>
    <style:style style:name="T26" style:family="text">
      <style:text-properties officeooo:rsid="002716f2"/>
    </style:style>
    <style:style style:name="T27" style:family="text">
      <style:text-properties officeooo:rsid="0027ea82"/>
    </style:style>
    <style:style style:name="T28" style:family="text">
      <style:text-properties officeooo:rsid="002b1e9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0">Кафедра МО ЭВМ</text:p>
      <text:p text:style-name="P4"/>
      <text:p text:style-name="P8"/>
      <text:p text:style-name="P8"/>
      <text:p text:style-name="P8"/>
      <text:p text:style-name="P8"/>
      <text:p text:style-name="P12"><text:span text:style-name="Book_20_Title"><text:span text:style-name="T1"/></text:span></text:p>
      <text:p text:style-name="P12"><text:span text:style-name="Book_20_Title"><text:span text:style-name="T1">отчет</text:span></text:span></text:p>
      <text:p text:style-name="P12"><text:span text:style-name="T16">по лабораторной работе №</text:span><text:span text:style-name="T10">4</text:span></text:p>
      <text:p text:style-name="P14">по дисциплине «Организация ЭВМ»</text:p>
      <text:p text:style-name="P13"><text:span text:style-name="Book_20_Title"><text:span text:style-name="T3">Тема: Представление и обработка символьной информации с</text:span></text:span></text:p>
      <text:p text:style-name="P13"><text:span text:style-name="Book_20_Title"><text:span text:style-name="T3">использованием строковых команд.</text:span></text:span></text:p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Студент гр. 9383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6"><text:span text:style-name="T5">Чумак</text:span> <text:span text:style-name="T5">М</text:span>.<text:span text:style-name="T5">А</text:span>.</text:p>
          </table:table-cell>
        </table:table-row>
        <table:table-row table:style-name="Таблица1.1">
          <table:table-cell table:style-name="Таблица1.A1" office:value-type="string">
            <text:p text:style-name="P5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6">Ефремов М.А.</text:p>
          </table:table-cell>
        </table:table-row>
      </table:table>
      <text:p text:style-name="P9"/>
      <text:p text:style-name="P9"/>
      <text:p text:style-name="P9">Санкт-Петербург</text:p>
      <text:p text:style-name="P9">2020</text:p>
      <text:h text:style-name="P3" text:outline-level="2"><text:tab/>Цель работы.</text:h>
      <text:p text:style-name="P24">Научиться обрабатывать строк<text:span text:style-name="T28">у</text:span> на язык<text:span text:style-name="T28">е</text:span> <text:span text:style-name="T28">А</text:span>ссемблера. Написать программу, включая ассемблерную часть в ЯВУ, по принципу in-line.</text:p>
      <text:p text:style-name="P16">Задание.</text:p>
      <text:p text:style-name="P29">Разработать программу обработки символьной информации, реализующую функции:</text:p>
      <text:list xml:id="list3322065882" text:style-name="L4">
        <text:list-item>
          <text:p text:style-name="P31">инициализация (вывод титульной таблички с указанием вида преобразования и автора программы) — на ЯВУ;</text:p>
        </text:list-item>
        <text:list-item>
          <text:p text:style-name="P31">ввода строки символов, длиной не более Nmax (&lt;=80), с клавиатуры в заданную область памяти — на ЯВУ; если длина строки превышает Nmax, остальные символы следует игнорировать;</text:p>
        </text:list-item>
        <text:list-item>
          <text:p text:style-name="P30">выполнение заданного в таблице 5 преобразования исходной строки с записью результата в выходную строку - на Ассемблере;</text:p>
        </text:list-item>
        <text:list-item>
          <text:p text:style-name="P30">вывода результирующей строки символов на экран и ее запись в файл — на ЯВУ.</text:p>
        </text:list-item>
      </text:list>
      <text:p text:style-name="P28">Ассемблерную часть программы включить в программу нa ЯВУ по принципу встраивания (in-line).</text:p>
      <text:p text:style-name="P34"><text:span text:style-name="T17">Вариант №</text:span><text:span text:style-name="T9">23</text:span><text:span text:style-name="T17">:</text:span></text:p>
      <text:p text:style-name="P35"><text:span text:style-name="T23"><text:tab/>Преобразование всех строчных латинских букв входной строки в заглавные, а </text:span><text:span text:style-name="T24">шестнадцатеричных</text:span><text:span text:style-name="T23"> цифр в инверсные, остальные символы входной строки передаются в выходную строку непосредственно.</text:span></text:p>
      <text:p text:style-name="P35"><text:span text:style-name="T23"><text:tab/></text:span><text:span text:style-name="T2">Выполнение работы.</text:span></text:p>
      <text:p text:style-name="P33"><text:span text:style-name="T6">В ходе работы была реализована программа на языке </text:span><text:span text:style-name="T7">C++ с in-line вставкой языка Ассемблера. </text:span>Функция start_message() – функция для вывод<text:span text:style-name="T25">а</text:span> титульной таблички с указанием вида преобразования и автора программы.</text:p>
      <text:p text:style-name="Text_20_body_20__28_user_29_">Функция main() – <text:span text:style-name="T26">функция</text:span> <text:span text:style-name="T15">считывания строки, а также её обработки при помощи языка Ассемблера</text:span>. Если нашлась латинская буква <text:span text:style-name="T14">нижнего</text:span> регистра, <text:span text:style-name="T25">то </text:span>она заменяется на такую же букву <text:span text:style-name="T14">верхнего</text:span> регистра. Если нашлась <text:span text:style-name="T14">шестнадцатеричная</text:span> цифра, то заменяем ее на <text:span text:style-name="T25">инверсионную</text:span>. <text:span text:style-name="T27">В конце в</text:span>ыводим обработанную строку в консоль и в файл.</text:p>
      <text:p text:style-name="P23"><text:soft-page-break/><text:span text:style-name="T2">Тестировани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Входные данные</text:p>
          </table:table-cell>
          <table:table-cell table:style-name="Таблица2.A1" office:value-type="string">
            <text:p text:style-name="P19">Выходные данные</text:p>
          </table:table-cell>
        </table:table-row>
        <table:table-row>
          <table:table-cell table:style-name="Таблица2.A1" office:value-type="string">
            <text:p text:style-name="P20"><text:span text:style-name="T26">&lt;</text:span><text:span text:style-name="T15">пусто</text:span><text:span text:style-name="T26">&gt;</text:span></text:p>
          </table:table-cell>
          <table:table-cell table:style-name="Таблица2.A1" office:value-type="string">
            <text:p text:style-name="P20"><text:span text:style-name="T26">&lt;</text:span><text:span text:style-name="T15">пусто</text:span><text:span text:style-name="T26">&gt;</text:span></text:p>
          </table:table-cell>
        </table:table-row>
        <table:table-row>
          <table:table-cell table:style-name="Таблица2.A1" office:value-type="string">
            <text:p text:style-name="P19">abcdefABCDEF</text:p>
          </table:table-cell>
          <table:table-cell table:style-name="Таблица2.A1" office:value-type="string">
            <text:p text:style-name="P19">ABCDEF543210</text:p>
          </table:table-cell>
        </table:table-row>
        <table:table-row>
          <table:table-cell table:style-name="Таблица2.A1" office:value-type="string">
            <text:p text:style-name="P21">ABrACADABrA0123456789</text:p>
          </table:table-cell>
          <table:table-cell table:style-name="Таблица2.A1" office:value-type="string">
            <text:p text:style-name="P19">54R535254R5FEDCBA9876</text:p>
          </table:table-cell>
        </table:table-row>
      </table:table>
      <text:p text:style-name="P22"/>
      <text:p text:style-name="P15">Выводы.</text:p>
      <text:p text:style-name="P23">Получены знания об обработке строк на языке ассемблера. Написана программа, в которой ассемблерная часть включена в ЯВУ.</text:p>
      <text:h text:style-name="P2" text:outline-level="1">Приложение <text:span text:style-name="T4">A</text:span><text:line-break/>Исходный код программ</text:h>
      <text:p text:style-name="Text_20_body_20__28_user_29_"><text:span text:style-name="T18">Файл </text:span><text:span text:style-name="T13">lab4</text:span><text:span text:style-name="T12">.</text:span><text:span text:style-name="T13">asm</text:span></text:p>
      <text:p text:style-name="P25">#include &lt;iostream&gt;</text:p>
      <text:p text:style-name="P25">#include &lt;fstream&gt;</text:p>
      <text:p text:style-name="P25"/>
      <text:p text:style-name="P25">using namespace std;</text:p>
      <text:p text:style-name="P25"/>
      <text:p text:style-name="P25">void start_message() {</text:p>
      <text:p text:style-name="P25"><text:s text:c="4"/>cout &lt;&lt; "Вариант №23." &lt;&lt; endl</text:p>
      <text:p text:style-name="P25"><text:s text:c="8"/>&lt;&lt; "Вид преобразования следующий:" &lt;&lt; endl</text:p>
      <text:p text:style-name="P25"><text:s text:c="8"/>&lt;&lt; "Преобразование всех строчных латинских букв входной строки в заглавные, а" &lt;&lt; endl</text:p>
      <text:p text:style-name="P25"><text:s text:c="8"/>&lt;&lt; "шестнадцатиричных цифр в инверсные, остальные символы входной строки передаются в" &lt;&lt; endl</text:p>
      <text:p text:style-name="P25"><text:s text:c="8"/>&lt;&lt; "выходную строку непосредственно." &lt;&lt; endl</text:p>
      <text:p text:style-name="P25"><text:s text:c="8"/>&lt;&lt; "Работу выполнил студент группы 9383 Чумак Михаил." &lt;&lt; endl;</text:p>
      <text:p text:style-name="P25">}</text:p>
      <text:p text:style-name="P25"/>
      <text:p text:style-name="P25">int main() {</text:p>
      <text:p text:style-name="P25"><text:s text:c="4"/>setlocale(0, "");</text:p>
      <text:p text:style-name="P25"><text:s text:c="4"/>start_message();</text:p>
      <text:p text:style-name="P25"><text:s text:c="4"/>char str1[80], str2[80];</text:p>
      <text:p text:style-name="P25"><text:s text:c="4"/>cout &lt;&lt; "Введите строку: ";</text:p>
      <text:p text:style-name="P25"><text:s text:c="4"/>cin.getline(str1, 80);</text:p>
      <text:p text:style-name="P25"><text:s text:c="4"/>__asm {</text:p>
      <text:p text:style-name="P25"><text:s text:c="8"/>sub eax, eax; eax = 0</text:p>
      <text:p text:style-name="P25"><text:s text:c="8"/>sub esi, esi; esi = 0</text:p>
      <text:p text:style-name="P25"><text:s text:c="8"/>lea edi, str1; edi указывает на начало str1</text:p>
      <text:p text:style-name="P25"/>
      <text:p text:style-name="P25"><text:s text:c="8"/>start :</text:p>
      <text:p text:style-name="P25"><text:soft-page-break/><text:s text:c="8"/>mov al, [edi]; считываем текущий символ str1 по индексу edi в al</text:p>
      <text:p text:style-name="P25"><text:s text:c="12"/>cmp al, 'z'; если больше чем z,</text:p>
      <text:p text:style-name="P25"><text:s text:c="12"/>jg write; то записываем данные в выходную строку</text:p>
      <text:p text:style-name="P25"><text:s text:c="12"/>cmp al, 'a'; если меньше чем a,</text:p>
      <text:p text:style-name="P25"><text:s text:c="12"/>jl check_hex; то проверяем, является ли число шестнадцатеричным,</text:p>
      <text:p text:style-name="P25"><text:s text:c="12"/>sub al, 0x20; иначе переводим латинскую букву к верхнему регистру</text:p>
      <text:p text:style-name="P25"><text:s text:c="12"/>jmp write; и записываем символ в выходную строку</text:p>
      <text:p text:style-name="P25"/>
      <text:p text:style-name="P25"><text:s text:c="12"/>check_hex :</text:p>
      <text:p text:style-name="P25"><text:s text:c="8"/>cmp al, 0x30; если меньше чем 0,</text:p>
      <text:p text:style-name="P25"><text:s text:c="12"/>jl write; то записываем символ в выходную строку</text:p>
      <text:p text:style-name="P25"><text:s text:c="12"/>cmp al, 0x46; если больше чем F,</text:p>
      <text:p text:style-name="P25"><text:s text:c="12"/>jg write; то записываем символ в выходную строку</text:p>
      <text:p text:style-name="P25"><text:s text:c="12"/>cmp al, 0x3A; если входим в диапазон цифр 0 - 9,</text:p>
      <text:p text:style-name="P25"><text:s text:c="12"/>jl hex_inverse; то выполняем преобразование</text:p>
      <text:p text:style-name="P25"><text:s text:c="12"/>cmp al, 0x40; если входим в диапазон цифр A - F,</text:p>
      <text:p text:style-name="P25"><text:s text:c="12"/>jg hex_inverse; то выполняем преобразование</text:p>
      <text:p text:style-name="P25"><text:s text:c="12"/>jmp write; иначе выводим символ, который не попал ни под одно условие</text:p>
      <text:p text:style-name="P25"/>
      <text:p text:style-name="P25"><text:s text:c="12"/>hex_inverse :</text:p>
      <text:p text:style-name="P25"><text:s text:c="8"/>cmp al, 0x30; если 0,</text:p>
      <text:p text:style-name="P25"><text:s text:c="12"/>je hex_0; то переходим к инвертированию</text:p>
      <text:p text:style-name="P25"><text:s text:c="12"/>cmp al, 0x31; если 1,</text:p>
      <text:p text:style-name="P25"><text:s text:c="12"/>je hex_1; то переходим к инвертированию</text:p>
      <text:p text:style-name="P25"><text:s text:c="12"/>cmp al, 0x32; если 2,</text:p>
      <text:p text:style-name="P25"><text:s text:c="12"/>je hex_2; то переходим к инвертированию</text:p>
      <text:p text:style-name="P25"><text:s text:c="12"/>cmp al, 0x33; если 3,</text:p>
      <text:p text:style-name="P25"><text:s text:c="12"/>je hex_3; то переходим к инвертированию</text:p>
      <text:p text:style-name="P25"><text:soft-page-break/><text:s text:c="12"/>cmp al, 0x34; если 4,</text:p>
      <text:p text:style-name="P25"><text:s text:c="12"/>je hex_4; то переходим к инвертированию</text:p>
      <text:p text:style-name="P25"><text:s text:c="12"/>cmp al, 0x35; если 5,</text:p>
      <text:p text:style-name="P25"><text:s text:c="12"/>je hex_5; то переходим к инвертированию</text:p>
      <text:p text:style-name="P25"><text:s text:c="12"/>cmp al, 0x36; если 6,</text:p>
      <text:p text:style-name="P25"><text:s text:c="12"/>je hex_6; то переходим к инвертированию</text:p>
      <text:p text:style-name="P25"><text:s text:c="12"/>cmp al, 0x37; если 7,</text:p>
      <text:p text:style-name="P25"><text:s text:c="12"/>je hex_7; то переходим к инвертированию</text:p>
      <text:p text:style-name="P25"><text:s text:c="12"/>cmp al, 0x38; если 8,</text:p>
      <text:p text:style-name="P25"><text:s text:c="12"/>je hex_8; то переходим к инвертированию</text:p>
      <text:p text:style-name="P25"><text:s text:c="12"/>cmp al, 0x39; если 9,</text:p>
      <text:p text:style-name="P25"><text:s text:c="12"/>je hex_9; то переходим к инвертированию</text:p>
      <text:p text:style-name="P25"><text:s text:c="12"/>cmp al, 0x41; если A,</text:p>
      <text:p text:style-name="P25"><text:s text:c="12"/>je hex_A; то переходим к инвертированию</text:p>
      <text:p text:style-name="P25"><text:s text:c="12"/>cmp al, 0x42; если B,</text:p>
      <text:p text:style-name="P25"><text:s text:c="12"/>je hex_B; то переходим к инвертированию</text:p>
      <text:p text:style-name="P25"><text:s text:c="12"/>cmp al, 0x43; если C,</text:p>
      <text:p text:style-name="P25"><text:s text:c="12"/>je hex_C; то переходим к инвертированию</text:p>
      <text:p text:style-name="P25"><text:s text:c="12"/>cmp al, 0x44; если D,</text:p>
      <text:p text:style-name="P25"><text:s text:c="12"/>je hex_D; то переходим к инвертированию</text:p>
      <text:p text:style-name="P25"><text:s text:c="12"/>cmp al, 0x45; если E,</text:p>
      <text:p text:style-name="P25"><text:s text:c="12"/>je hex_E; то переходим к инвертированию</text:p>
      <text:p text:style-name="P25"><text:s text:c="12"/>cmp al, 0x46; если F,</text:p>
      <text:p text:style-name="P25"><text:s text:c="12"/>je hex_F; то переходим к инвертированию</text:p>
      <text:p text:style-name="P25"/>
      <text:p text:style-name="P25"><text:s text:c="12"/>hex_0 :</text:p>
      <text:p text:style-name="P25"><text:s text:c="8"/>mov al, 0x46</text:p>
      <text:p text:style-name="P25"><text:s text:c="12"/>jmp write</text:p>
      <text:p text:style-name="P25"><text:s text:c="12"/>hex_1 :</text:p>
      <text:p text:style-name="P25"><text:s text:c="8"/>mov al, 0x45</text:p>
      <text:p text:style-name="P25"><text:soft-page-break/><text:s text:c="12"/>jmp write</text:p>
      <text:p text:style-name="P25"><text:s text:c="12"/>hex_2 :</text:p>
      <text:p text:style-name="P25"><text:s text:c="8"/>mov al, 0x44</text:p>
      <text:p text:style-name="P25"><text:s text:c="12"/>jmp write</text:p>
      <text:p text:style-name="P25"><text:s text:c="12"/>hex_3 :</text:p>
      <text:p text:style-name="P25"><text:s text:c="8"/>mov al, 0x43</text:p>
      <text:p text:style-name="P25"><text:s text:c="12"/>jmp write</text:p>
      <text:p text:style-name="P25"><text:s text:c="12"/>hex_4 :</text:p>
      <text:p text:style-name="P25"><text:s text:c="8"/>mov al, 0x42</text:p>
      <text:p text:style-name="P25"><text:s text:c="12"/>jmp write</text:p>
      <text:p text:style-name="P25"><text:s text:c="12"/>hex_5 :</text:p>
      <text:p text:style-name="P25"><text:s text:c="8"/>mov al, 0x41</text:p>
      <text:p text:style-name="P25"><text:s text:c="12"/>jmp write</text:p>
      <text:p text:style-name="P25"><text:s text:c="12"/>hex_6 :</text:p>
      <text:p text:style-name="P25"><text:s text:c="8"/>mov al, 0x39</text:p>
      <text:p text:style-name="P25"><text:s text:c="12"/>jmp write</text:p>
      <text:p text:style-name="P25"><text:s text:c="12"/>hex_7 :</text:p>
      <text:p text:style-name="P25"><text:s text:c="8"/>mov al, 0x38</text:p>
      <text:p text:style-name="P25"><text:s text:c="12"/>jmp write</text:p>
      <text:p text:style-name="P25"><text:s text:c="12"/>hex_8 :</text:p>
      <text:p text:style-name="P25"><text:s text:c="8"/>mov al, 0x37</text:p>
      <text:p text:style-name="P25"><text:s text:c="12"/>jmp write</text:p>
      <text:p text:style-name="P25"><text:s text:c="12"/>hex_9 :</text:p>
      <text:p text:style-name="P25"><text:s text:c="8"/>mov al, 0x36</text:p>
      <text:p text:style-name="P25"><text:s text:c="12"/>jmp write</text:p>
      <text:p text:style-name="P25"><text:s text:c="12"/>hex_A :</text:p>
      <text:p text:style-name="P25"><text:s text:c="8"/>mov al, 0x35</text:p>
      <text:p text:style-name="P25"><text:s text:c="12"/>jmp write</text:p>
      <text:p text:style-name="P25"><text:s text:c="12"/>hex_B :</text:p>
      <text:p text:style-name="P25"><text:s text:c="8"/>mov al, 0x34</text:p>
      <text:p text:style-name="P25"><text:soft-page-break/><text:s text:c="12"/>jmp write</text:p>
      <text:p text:style-name="P25"><text:s text:c="12"/>hex_C :</text:p>
      <text:p text:style-name="P25"><text:s text:c="8"/>mov al, 0x33</text:p>
      <text:p text:style-name="P25"><text:s text:c="12"/>jmp write</text:p>
      <text:p text:style-name="P25"><text:s text:c="12"/>hex_D :</text:p>
      <text:p text:style-name="P25"><text:s text:c="8"/>mov al, 0x32</text:p>
      <text:p text:style-name="P25"><text:s text:c="12"/>jmp write</text:p>
      <text:p text:style-name="P25"><text:s text:c="12"/>hex_E :</text:p>
      <text:p text:style-name="P25"><text:s text:c="8"/>mov al, 0x31</text:p>
      <text:p text:style-name="P25"><text:s text:c="12"/>jmp write</text:p>
      <text:p text:style-name="P25"><text:s text:c="12"/>hex_F :</text:p>
      <text:p text:style-name="P25"><text:s text:c="8"/>mov al, 0x30</text:p>
      <text:p text:style-name="P25"><text:s text:c="12"/>jmp write</text:p>
      <text:p text:style-name="P25"/>
      <text:p text:style-name="P25"><text:s text:c="12"/>write :</text:p>
      <text:p text:style-name="P25"><text:s text:c="8"/>mov str2[esi], al; помещаем текущий символ в выходную строку</text:p>
      <text:p text:style-name="P25"><text:s text:c="12"/>cmp al, 0; если был встречен нулевой символ,</text:p>
      <text:p text:style-name="P25"><text:s text:c="12"/>je end_func; то заканчиваем</text:p>
      <text:p text:style-name="P25"><text:s text:c="12"/>inc edi; иначе увеличиваем индексы</text:p>
      <text:p text:style-name="P25"><text:s text:c="12"/>inc esi</text:p>
      <text:p text:style-name="P25"><text:s text:c="12"/>jmp start; и возвращаемся к считыванию строки</text:p>
      <text:p text:style-name="P25"><text:s text:c="12"/>end_func :</text:p>
      <text:p text:style-name="P25"><text:s text:c="4"/>}</text:p>
      <text:p text:style-name="P25"><text:s text:c="4"/>cout &lt;&lt; str2;</text:p>
      <text:p text:style-name="P25"><text:s text:c="4"/>ofstream output;</text:p>
      <text:p text:style-name="P25"><text:s text:c="4"/>output.open("out.txt");</text:p>
      <text:p text:style-name="P25"><text:s text:c="4"/>output &lt;&lt; str2;</text:p>
      <text:p text:style-name="P25"><text:s text:c="4"/>output.close();</text:p>
      <text:p text:style-name="P27"><text:s text:c="4"/>return 0;</text:p>
      <text:p text:style-name="P2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2pt" fo:language="ru" fo:country="RU" style:letter-kerning="true" style:font-name-asian="Microsoft YaHei" style:font-family-asian="'Microsoft YaHei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default-outline-level="" style:class="list">
      <style:paragraph-properties fo:margin-top="0cm" fo:margin-bottom="0cm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default-outline-level="" style:class="index">
      <style:paragraph-properties fo:margin-top="0cm" fo:margin-bottom="0cm" loext:contextual-spacing="false"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cm" fo:margin-bottom="0cm" loext:contextual-spacing="false"/>
      <style:text-properties style:font-name="Times New Roman1" fo:font-family="'Times New Roman'" style:font-family-generic="swiss" style:font-pitch="variable" fo:font-style="italic" fo:font-weight="bold" style:font-name-asian="Times New Roman3" style:font-family-asian="'Times New Roman'" style:font-family-generic-asian="system" style:font-pitch-asian="variable" style:font-style-asian="italic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writing-mode="lr-tb"/>
      <style:text-properties style:use-window-font-color="true" style:font-name="Times New Roman2" fo:font-family="'Times New Roman'" style:font-family-generic="roman" style:font-pitch="variable" fo:font-size="14pt" fo:language="ru" fo:country="RU" style:letter-kerning="true" style:font-name-asian="Times New Roman3" style:font-family-asian="'Times New Roman'" style:font-family-generic-asian="system" style:font-pitch-asian="variable" style:font-size-asian="14pt" style:language-asian="zh" style:country-asian="CN" style:font-name-complex="Times New Roman3" style:font-family-complex="'Times New Roman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1.251cm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1" style:font-family-asian="'Courier New'" style:font-family-generic-asian="system" style:font-pitch-asian="variable" style:font-size-asian="11pt" style:font-name-complex="Courier New1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_20_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/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size-complex="8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2" fo:font-family="'Times New Roman'" style:font-family-generic="roman" style:font-pitch="variable" fo:font-size="14pt" style:font-name-asian="Times New Roman3" style:font-family-asian="'Times New Roman'" style:font-family-generic-asian="system" style:font-pitch-asian="variable" style:font-size-asian="14pt" style:font-name-complex="Times New Roman3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2" fo:font-family="'Times New Roman'" style:font-family-generic="roman" style:font-pitch="variable" fo:font-size="12pt" style:font-name-asian="Times New Roman3" style:font-family-asian="'Times New Roman'" style:font-family-generic-asian="system" style:font-pitch-asian="variable" style:font-size-asian="12pt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9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9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size-complex="8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2:51:00</meta:creation-date>
    <meta:initial-creator>Евгений Хотяков</meta:initial-creator>
    <dc:language>ru-RU</dc:language>
    <dc:date>2020-11-11T23:11:46.205725013</dc:date>
    <meta:editing-cycles>16</meta:editing-cycles>
    <meta:editing-duration>PT42M31S</meta:editing-duration>
    <meta:generator>LibreOffice/6.4.6.2$Linux_X86_64 LibreOffice_project/40$Build-2</meta:generator>
    <meta:document-statistic meta:table-count="2" meta:image-count="0" meta:object-count="0" meta:page-count="8" meta:paragraph-count="180" meta:word-count="876" meta:character-count="6676" meta:non-whitespace-character-count="465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